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274cm" fo:min-width="1.02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c1c1c" draw:marker-start-width="0.279cm" draw:marker-end-width="0.279cm" draw:fill-color="#ff0000" draw:textarea-horizontal-align="justify" draw:textarea-vertical-align="middle" draw:auto-grow-height="false" fo:min-height="1.274cm" fo:min-width="1.02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1c1c1c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  <style:text-properties style:font-name="Roboto" fo:font-size="24pt"/>
    </style:style>
    <style:style style:name="P2" style:family="paragraph">
      <loext:graphic-properties draw:fill-color="#ff0000"/>
      <style:paragraph-properties fo:text-align="center"/>
      <style:text-properties style:font-name="Roboto" fo:font-size="24pt"/>
    </style:style>
    <style:style style:name="P3" style:family="paragraph">
      <loext:graphic-properties draw:fill="solid"/>
      <style:paragraph-properties fo:text-align="center"/>
      <style:text-properties style:font-name="Roboto" fo:font-size="24pt"/>
    </style:style>
    <style:style style:name="P4" style:family="paragraph">
      <style:text-properties style:font-name="Roboto" fo:font-size="24pt"/>
    </style:style>
    <style:style style:name="P5" style:family="paragraph">
      <loext:graphic-properties draw:fill="none" draw:fill-color="#ffffff"/>
      <style:text-properties style:font-name="Roboto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3.413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5.213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7.013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8.813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0.613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413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3.413cm" svg:y="4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5.213cm" svg:y="4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7.013cm" svg:y="4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8.813cm" svg:y="4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0.613cm" svg:y="4.5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413cm" svg:y="4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3.413cm" svg:y="6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5.213cm" svg:y="6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7.013cm" svg:y="6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8.813cm" svg:y="6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0.613cm" svg:y="6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413cm" svg:y="6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3.413cm" svg:y="8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5.213cm" svg:y="8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7.013cm" svg:y="8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8.813cm" svg:y="8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0.613cm" svg:y="8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413cm" svg:y="8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3.413cm" svg:y="9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5.213cm" svg:y="9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7.013cm" svg:y="9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8.813cm" svg:y="9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0.613cm" svg:y="9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413cm" svg:y="9.9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3.413cm" svg:y="1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5.213cm" svg:y="1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7.013cm" svg:y="1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8.813cm" svg:y="1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0.613cm" svg:y="1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413cm" svg:y="11.77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175cm" svg:y1="3.467cm" svg:x2="13.319cm" svg:y2="3.467cm">
          <text:p/>
        </draw:line>
        <draw:line draw:style-name="gr3" draw:text-style-name="P3" draw:layer="layout" svg:x1="13.319cm" svg:y1="3.921cm" svg:x2="13.319cm" svg:y2="12.684cm">
          <text:p/>
        </draw:line>
        <draw:line draw:style-name="gr3" draw:text-style-name="P3" draw:layer="layout" svg:x1="12.938cm" svg:y1="12.611cm" svg:x2="4.302cm" svg:y2="12.611cm">
          <text:p/>
        </draw:line>
        <draw:line draw:style-name="gr3" draw:text-style-name="P3" draw:layer="layout" svg:x1="4.048cm" svg:y1="12.684cm" svg:x2="4.048cm" svg:y2="7.096cm">
          <text:p/>
        </draw:line>
        <draw:frame draw:style-name="gr4" draw:text-style-name="P5" draw:layer="layout" svg:width="1.615cm" svg:height="1.246cm" svg:x="1.77cm" svg:y="1.562cm">
          <draw:text-box>
            <text:p text:style-name="P4">0,0</text:p>
          </draw:text-box>
        </draw:frame>
        <draw:frame draw:style-name="gr4" draw:text-style-name="P5" draw:layer="layout" svg:width="1.615cm" svg:height="1.246cm" svg:x="13.971cm" svg:y="1.562cm">
          <draw:text-box>
            <text:p text:style-name="P4">0,5</text:p>
          </draw:text-box>
        </draw:frame>
        <draw:frame draw:style-name="gr4" draw:text-style-name="P5" draw:layer="layout" svg:width="1.615cm" svg:height="1.246cm" svg:x="13.972cm" svg:y="13.262cm">
          <draw:text-box>
            <text:p text:style-name="P4">5,5</text:p>
          </draw:text-box>
        </draw:frame>
        <draw:frame draw:style-name="gr4" draw:text-style-name="P5" draw:layer="layout" svg:width="1.615cm" svg:height="1.246cm" svg:x="1.67cm" svg:y="13.262cm">
          <draw:text-box>
            <text:p text:style-name="P4">5,0</text:p>
          </draw:text-box>
        </draw:frame>
        <draw:frame draw:style-name="gr4" draw:text-style-name="P5" draw:layer="layout" svg:width="1.615cm" svg:height="1.246cm" svg:x="1.67cm" svg:y="6.562cm">
          <draw:text-box>
            <text:p text:style-name="P4">2,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4T07:06:51.901925613</meta:creation-date>
    <dc:date>2020-01-14T07:12:23.525884899</dc:date>
    <meta:editing-duration>PT5M32S</meta:editing-duration>
    <meta:editing-cycles>1</meta:editing-cycles>
    <meta:document-statistic meta:object-count="45"/>
    <meta:generator>LibreOffice/6.3.3.2$Linux_X86_64 LibreOffice_project/30$Build-2</meta:generator>
  </office:meta>
</office:document-meta>
</file>